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0586"/>
    </style:style>
    <style:style style:name="P2" style:family="paragraph" style:parent-style-name="Standard">
      <style:paragraph-properties fo:break-before="page"/>
      <style:text-properties officeooo:paragraph-rsid="00030586"/>
    </style:style>
    <style:style style:name="P3" style:family="paragraph" style:parent-style-name="Standard">
      <style:text-properties officeooo:rsid="0004db6a" officeooo:paragraph-rsid="0004db6a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726. Number of Atoms</text:h>
      <text:p text:style-name="Standard">/*</text:p>
      <text:p text:style-name="Standard"><text:s text:c="4"/>Time complexity: O(m^2+mlogm+n)</text:p>
      <text:p text:style-name="Standard"><text:s text:c="4"/>Extra space complexity: O(2m+2m+2m+2m) (formula_array,stack,tmp array,count map)</text:p>
      <text:p text:style-name="Standard">*/</text:p>
      <text:p text:style-name="Standard">class Solution {</text:p>
      <text:p text:style-name="Standard"><text:s text:c="4"/>public:</text:p>
      <text:p text:style-name="Standard"><text:s text:c="8"/>void store_in_array(std::string&amp; formula,std::vector&lt;string&gt;&amp; result){</text:p>
      <text:p text:style-name="Standard"><text:s text:c="12"/>formula="("+formula+")1";</text:p>
      <text:p text:style-name="Standard"><text:s text:c="12"/>int n=formula.size();</text:p>
      <text:p text:style-name="Standard"><text:s text:c="12"/>int i=0,j=0;</text:p>
      <text:p text:style-name="Standard"><text:s text:c="12"/>while(i&lt;n){</text:p>
      <text:p text:style-name="Standard"><text:s text:c="16"/>char c=formula[i];</text:p>
      <text:p text:style-name="Standard"><text:s text:c="16"/>if(c==')') {</text:p>
      <text:p text:style-name="Standard"><text:s text:c="20"/>result.push_back(")");</text:p>
      <text:p text:style-name="Standard"><text:s text:c="20"/>if(!isdigit(formula[i+1])) result.push_back("1");</text:p>
      <text:p text:style-name="Standard"><text:s text:c="20"/>i++;</text:p>
      <text:p text:style-name="Standard"><text:s text:c="16"/>}</text:p>
      <text:p text:style-name="Standard"><text:s text:c="16"/>else if(c=='(') {</text:p>
      <text:p text:style-name="Standard"><text:s text:c="20"/>result.push_back("(");</text:p>
      <text:p text:style-name="Standard"><text:s text:c="20"/>i++;</text:p>
      <text:p text:style-name="Standard"><text:s text:c="16"/>}</text:p>
      <text:p text:style-name="Standard"><text:s text:c="16"/>else if(isupper(c)){</text:p>
      <text:p text:style-name="Standard"><text:s text:c="20"/>std::string atom="";</text:p>
      <text:p text:style-name="Standard"><text:s text:c="20"/>atom+=c;</text:p>
      <text:p text:style-name="Standard"><text:s text:c="20"/>for(j=i+1;j&lt;n;++j){</text:p>
      <text:p text:style-name="Standard"><text:s text:c="24"/>c=formula[j];</text:p>
      <text:p text:style-name="Standard"><text:s text:c="24"/>if(!islower(c)) break;</text:p>
      <text:p text:style-name="Standard"><text:s text:c="24"/>atom+=c;</text:p>
      <text:p text:style-name="Standard"><text:s text:c="20"/>}</text:p>
      <text:p text:style-name="Standard"><text:s text:c="20"/>i=j;</text:p>
      <text:p text:style-name="Standard"><text:s text:c="20"/>result.push_back(atom);</text:p>
      <text:p text:style-name="Standard"><text:s text:c="20"/>if(!isdigit(formula[j])) result.push_back("1");</text:p>
      <text:p text:style-name="Standard"><text:s text:c="16"/>}</text:p>
      <text:p text:style-name="Standard"><text:s text:c="16"/>else if(isdigit(c)){</text:p>
      <text:p text:style-name="Standard"><text:s text:c="20"/>std::string number="";</text:p>
      <text:p text:style-name="Standard"><text:s text:c="20"/>number+=c;</text:p>
      <text:p text:style-name="Standard"><text:s text:c="20"/>for(j=i+1;j&lt;n;++j){</text:p>
      <text:p text:style-name="Standard"><text:s text:c="24"/>c=formula[j];</text:p>
      <text:p text:style-name="Standard"><text:s text:c="24"/>if(!isdigit(c)) break;</text:p>
      <text:p text:style-name="Standard"><text:s text:c="24"/>number+=c;</text:p>
      <text:p text:style-name="Standard"><text:s text:c="20"/>}</text:p>
      <text:p text:style-name="Standard"><text:s text:c="20"/>i=j;</text:p>
      <text:p text:style-name="Standard"><text:s text:c="20"/>result.push_back(number);</text:p>
      <text:p text:style-name="Standard"><text:s text:c="16"/>}</text:p>
      <text:p text:style-name="Standard"><text:s text:c="12"/>}</text:p>
      <text:p text:style-name="Standard"><text:s text:c="8"/>}</text:p>
      <text:p text:style-name="Standard"><text:soft-page-break/></text:p>
      <text:p text:style-name="P1"><text:s text:c="8"/>std::string countOfAtoms(std::string formula) {</text:p>
      <text:p text:style-name="Standard"><text:s text:c="12"/>int n=formula.size();</text:p>
      <text:p text:style-name="Standard"><text:s text:c="12"/></text:p>
      <text:p text:style-name="Standard"><text:s text:c="12"/>std::vector&lt;std::string&gt; formula_array;</text:p>
      <text:p text:style-name="Standard"/>
      <text:p text:style-name="Standard"><text:s text:c="12"/>// O(n)</text:p>
      <text:p text:style-name="Standard"><text:s text:c="12"/>store_in_array(formula,formula_array);</text:p>
      <text:p text:style-name="Standard"/>
      <text:p text:style-name="Standard"><text:s text:c="12"/>std::stack&lt;std::pair&lt;std::string,int&gt;&gt; st;</text:p>
      <text:p text:style-name="Standard"/>
      <text:p text:style-name="Standard"><text:s text:c="12"/>int m=formula_array.size();</text:p>
      <text:p text:style-name="Standard"><text:s text:c="12"/>int i=0;</text:p>
      <text:p text:style-name="Standard"><text:s text:c="12"/>//O(m^2)</text:p>
      <text:p text:style-name="Standard"><text:s text:c="12"/>while(i&lt;m){</text:p>
      <text:p text:style-name="Standard"><text:s text:c="16"/>std::string e=formula_array[i];</text:p>
      <text:p text:style-name="Standard"><text:s text:c="16"/>if(e=="(") {</text:p>
      <text:p text:style-name="Standard"><text:s text:c="20"/>st.push({"(",0});</text:p>
      <text:p text:style-name="Standard"><text:s text:c="20"/>i++;</text:p>
      <text:p text:style-name="Standard"><text:s text:c="16"/>}</text:p>
      <text:p text:style-name="Standard"><text:s text:c="16"/>else if(e!=")" &amp;&amp; isupper(e[0])){</text:p>
      <text:p text:style-name="Standard"><text:s text:c="20"/>st.push({e,stoi(formula_array[i+1])});</text:p>
      <text:p text:style-name="Standard"><text:s text:c="20"/>i+=2;</text:p>
      <text:p text:style-name="Standard"><text:s text:c="16"/>}</text:p>
      <text:p text:style-name="Standard"><text:s text:c="16"/>else if(e==")"){ // O(m)</text:p>
      <text:p text:style-name="Standard"><text:s text:c="20"/>int w=stoi(formula_array[i+1]);</text:p>
      <text:p text:style-name="Standard"><text:s text:c="20"/>std::vector&lt;std::pair&lt;std::string,int&gt;&gt; tmp;</text:p>
      <text:p text:style-name="Standard"><text:s text:c="20"/>while(!st.empty() &amp;&amp; st.top().first !="("){</text:p>
      <text:p text:style-name="Standard"><text:s text:c="24"/>st.top().second*=w;</text:p>
      <text:p text:style-name="Standard"><text:s text:c="24"/>tmp.push_back(st.top());</text:p>
      <text:p text:style-name="Standard"><text:s text:c="24"/>st.pop();</text:p>
      <text:p text:style-name="Standard"><text:s text:c="20"/>}</text:p>
      <text:p text:style-name="Standard"><text:s text:c="20"/>if(!st.empty()) st.pop();</text:p>
      <text:p text:style-name="Standard"><text:s text:c="20"/>for(auto&amp; e: tmp) st.push(e);</text:p>
      <text:p text:style-name="Standard"><text:s text:c="20"/>i+=2;</text:p>
      <text:p text:style-name="Standard"><text:s text:c="16"/>}</text:p>
      <text:p text:style-name="Standard"><text:s text:c="12"/>}</text:p>
      <text:p text:style-name="Standard"/>
      <text:p text:style-name="P1"><text:s text:c="12"/></text:p>
      <text:p text:style-name="P2">// Compute the frequency of each atom: O(mlogm)</text:p>
      <text:p text:style-name="Standard"><text:s text:c="12"/>std::map&lt;std::string,int&gt; count;</text:p>
      <text:p text:style-name="Standard"><text:s text:c="12"/>while(!st.empty()){</text:p>
      <text:p text:style-name="Standard"><text:s text:c="16"/>count[st.top().first]+=st.top().second;</text:p>
      <text:p text:style-name="Standard"><text:s text:c="16"/>st.pop();</text:p>
      <text:p text:style-name="Standard"><text:s text:c="12"/>}</text:p>
      <text:p text:style-name="Standard"/>
      <text:p text:style-name="Standard"><text:s text:c="12"/>// Generate the answer </text:p>
      <text:p text:style-name="Standard"><text:s text:c="12"/>std::string ans="";</text:p>
      <text:p text:style-name="Standard"><text:s text:c="12"/>for(auto p: count){</text:p>
      <text:p text:style-name="Standard"><text:s text:c="16"/>ans+=p.second==1?p.first:(p.first+std::to_string(p.second));</text:p>
      <text:p text:style-name="Standard"><text:s text:c="12"/>}</text:p>
      <text:p text:style-name="Standard"><text:s text:c="12"/>return ans;</text:p>
      <text:p text:style-name="Standard"><text:s text:c="8"/>}</text:p>
      <text:p text:style-name="Standard">};</text:p>
      <text:p text:style-name="Standard"/>
      <text:p text:style-name="Standard"/>
      <text:p text:style-name="Standard">/*</text:p>
      <text:p text:style-name="Standard"><text:s text:c="4"/>"H2O"</text:p>
      <text:p text:style-name="Standard"><text:s text:c="4"/>"Mg(OH)2"</text:p>
      <text:p text:style-name="Standard"><text:s text:c="4"/>"Mg(H2O)N"</text:p>
      <text:p text:style-name="Standard"><text:s text:c="4"/>"K4(ON(SO3)2)2"</text:p>
      <text:p text:style-name="Standard"><text:s text:c="4"/>"TpNO(OTp2(SO3)4(MgNo2)13)2"</text:p>
      <text:p text:style-name="Standard">*/</text:p>
      <text:p text:style-name="Standard"/>
      <text:p text:style-name="P3">// Todo: Try to improve it to O(mlog m) time complexi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11:52:38.725357930</meta:creation-date>
    <dc:date>2024-07-14T11:57:30.265869452</dc:date>
    <meta:editing-duration>PT4M5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103" meta:word-count="182" meta:character-count="3301" meta:non-whitespace-character-count="1755"/>
  </office:meta>
</office:document-meta>
</file>